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éation d'un jeu de super héros :</text:p>
      <text:p text:style-name="Standard"/>
      <text:p text:style-name="Standard">Prologue/tuto : </text:p>
      <text:list xml:id="list8782643377578695155" text:style-name="L1">
        <text:list-item>
          <text:p text:style-name="P1">Découverte des pouvoirs =&gt; Choix 1, Choix 2, Choix 3, Choix 4, Choix 5, Choix 6</text:p>
        </text:list-item>
        <text:list-item>
          <text:p text:style-name="P1">Test des pouvoirs =&gt; 4 Choix</text:p>
        </text:list-item>
        <text:list-item>
          <text:p text:style-name="P1">Mise en situation =&gt; Sauver la personne, torturer la personne, tuer la personne etc etc</text:p>
        </text:list-item>
      </text:list>
      <text:p text:style-name="Standard"/>
      <text:p text:style-name="Standard">Première Mission :</text:p>
      <text:p text:style-name="Standard"/>
      <text:p text:style-name="Standard"/>
      <text:p text:style-name="Standard">Chose à mettre en place : </text:p>
      <text:p text:style-name="Standard"/>
      <text:p text:style-name="Standard">Page d'accueil Visuelle, avec une partie connexion et inscription (à la manière des jeux par nav).</text:p>
      <text:p text:style-name="Standard"/>
      <text:p text:style-name="Standard">En dessous plusieurs explications du fonctionnement du jeu via un Slider auto.</text:p>
      <text:p text:style-name="Standard"/>
      <text:p text:style-name="Standard"/>
      <text:p text:style-name="Standard">Inscription : Lien de validation.</text:p>
      <text:p text:style-name="Standard"/>
      <text:p text:style-name="Standard">Lien de validation : Enregistrement du compte dans la BDD.</text:p>
      <text:p text:style-name="Standard"/>
      <text:p text:style-name="Standard">Connexion =&gt;</text:p>
      <text:p text:style-name="Standard"/>
      <text:list xml:id="list1816254933499499874" text:style-name="L2">
        <text:list-item>
          <text:p text:style-name="P2">Amène sur la page d'accueil de l'espace membre.</text:p>
        </text:list-item>
        <text:list-item>
          <text:p text:style-name="P2">Menu</text:p>
        </text:list-item>
        <text:list-item>
          <text:p text:style-name="P2">Première connexion : Création de personnage.</text:p>
        </text:list-item>
      </text:list>
      <text:p text:style-name="Standard"/>
      <text:p text:style-name="Standard">Personnage Créé : Commencer le Prologue.</text:p>
      <text:p text:style-name="Standard"/>
      <text:p text:style-name="Standard">Sauvegarder la progression des membres à chaque mission terminée.</text:p>
      <text:p text:style-name="Standard"/>
      <text:p text:style-name="Standard">Plusieurs chapitres séparés en plusieurs missions.</text:p>
      <text:p text:style-name="Standard"/>
      <text:p text:style-name="Standard"/>
      <text:p text:style-name="Standard">Clic sur chapitre, apparition des missions. La première est colorés, les suivantes grisées tant que la première est pas remplie.</text:p>
      <text:p text:style-name="Standard"/>
      <text:p text:style-name="Standard">Clic sur la mission en cours, une trame s'ouvre, plusieurs choix s'ouvre, un a sélectionner.</text:p>
      <text:p text:style-name="Standard"/>
      <text:p text:style-name="Standard">Un choix amène à un autre, ou à un échec. </text:p>
      <text:p text:style-name="Standard"/>
      <text:p text:style-name="Standard">Certains choix amènent des évènements, d'autres suivent la trame.</text:p>
      <text:p text:style-name="Standard"/>
      <text:p text:style-name="Standard"/>
      <text:p text:style-name="Standard">Menu : Aventure – Personnage – Classement - <text:s/>Aide - Déconnexion</text:p>
      <text:p text:style-name="Standard"/>
      <text:p text:style-name="Standard"/>
      <text:p text:style-name="Standard">Système de points. Chaque choix apporte un certain nombre de points.</text:p>
      <text:p text:style-name="Standard"/>
      <text:p text:style-name="Standard">Plus le nombre de point et bas, voir négatif, plus vous êtes proche des vilains.</text:p>
      <text:p text:style-name="Standard"/>
      <text:p text:style-name="Standard">Plus les points sont haut, plus vous êtes vertue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09:27:10.71</meta:creation-date>
    <dc:date>2019-09-30T11:14:27.58</dc:date>
    <meta:editing-duration>P1DT4H50M48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26" meta:word-count="242" meta:character-count="1412"/>
  </office:meta>
</office:document-meta>
</file>